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1ac" officeooo:paragraph-rsid="000221ac"/>
    </style:style>
    <style:style style:name="P2" style:family="paragraph" style:parent-style-name="Standard" style:list-style-name="L1">
      <style:text-properties officeooo:rsid="000221ac" officeooo:paragraph-rsid="000221ac"/>
    </style:style>
    <style:style style:name="P3" style:family="paragraph" style:parent-style-name="Standard" style:list-style-name="L2">
      <style:text-properties officeooo:rsid="000221ac" officeooo:paragraph-rsid="000221ac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221ac" officeooo:paragraph-rsid="000221ac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221ac" officeooo:paragraph-rsid="000221a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221ac" officeooo:paragraph-rsid="000221a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0221ac" officeooo:paragraph-rsid="000221ac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35553"/>
    </style:style>
    <style:style style:name="T4" style:family="text">
      <style:text-properties style:text-underline-style="none"/>
    </style:style>
    <style:style style:name="T5" style:family="text">
      <style:text-properties officeooo:rsid="000355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4">État du projet :</text:p>
      <text:p text:style-name="P1"></text:p>
      <text:p text:style-name="P1"/>
      <text:p text:style-name="P1"/>
      <text:p text:style-name="P7">Travail réalisé</text:p>
      <text:p text:style-name="P1"></text:p>
      <text:p text:style-name="P1"/>
      <text:p text:style-name="P1"/>
      <text:list xml:id="list706203830006448654" text:style-name="L1">
        <text:list-item>
          <text:p text:style-name="P2">La main : réalisée et fabriquée. </text:p>
          <text:p text:style-name="P2">Quelques remarques : Nous remarquons que l'index ne se déplace pas. Il s'agit sans doute d'un excès de colle entre les phalanges, de ce fait cela bloque le mécanisme.</text:p>
          <text:p text:style-name="P2">Certaines des liaisons coincent un peu. En effet sur certaines articulations il y a des parties qui bloquent (main/doigt au niveau de l'auriculaire et du majeur). La paume au niveau de l'annulaire bloque un peu, l'index est complètement bloqué.</text:p>
          <text:p text:style-name="P2">Nous devrions essayer de parfaire les liaisons car elles sont un peu rigides pour l'instant.</text:p>
          <text:p text:style-name="P2">Le fil de pêche semble fonctionner en "angle" dans le pouce. Vérifier qu'il n'y ait pas d'arêtes. <text:s/></text:p>
          <text:p text:style-name="P2">Le système semble fonctionnel mais perfectible.</text:p>
          <text:p text:style-name="P2"></text:p>
        </text:list-item>
        <text:list-item>
          <text:p text:style-name="P2">Le poignet : Il manque un servo dans le poignet pour réaliser le mouvement de rotation. Les pièces sont toutes imprimées.</text:p>
          <text:p text:style-name="P2"></text:p>
        </text:list-item>
        <text:list-item>
          <text:p text:style-name="P2">L'avant-bras : A priori réalisé par un moulage, mais ce dont nous sommes surs c'est que nous n'allons pas l'imprimer en 3D. Il doit contenir les 5 servos qui vont piloter les 5 doigts de la main, il faudra aussi commander les servos.</text:p>
        </text:list-item>
      </text:list>
      <text:p text:style-name="P5"></text:p>
      <text:p text:style-name="P5"/>
      <text:p text:style-name="P5"/>
      <text:p text:style-name="P7">Travail à faire :</text:p>
      <text:p text:style-name="P6"/>
      <text:p text:style-name="P6"/>
      <text:p text:style-name="P6"/>
      <text:list xml:id="list2041271877861531649" text:style-name="L2">
        <text:list-item>
          <text:p text:style-name="P3">Essayer de rendre les mouvements de la main plus souples.</text:p>
        </text:list-item>
        <text:list-item>
          <text:p text:style-name="P3">Acheter les 5 servos pour les doigts et le servo pour le poignet.</text:p>
        </text:list-item>
        <text:list-item>
          <text:p text:style-name="P3">Monter le poignet.</text:p>
        </text:list-item>
        <text:list-item>
          <text:p text:style-name="P3">Reconcevoir l'avant-bras pour qu'il accueille les 5 ax12 et le réaliser.<text:tab/></text:p>
        </text:list-item>
        <text:list-item>
          <text:p text:style-name="P3">Encastrer les servos dans l'avant-bras et le monter.</text:p>
        </text:list-item>
      </text:list>
      <text:p text:style-name="P1"></text:p>
      <text:p text:style-name="P1"/>
      <text:p text:style-name="P1"/>
      <text:p text:style-name="P5"><text:span text:style-name="T2">Nos idées</text:span></text:p>
      <text:p text:style-name="P1"></text:p>
      <text:p text:style-name="P1"><text:tab/>Notre principale focalisation sera la tête, des informations complémentaires sont disponibles sur le site InMoov. </text:p>
      <text:p text:style-name="P1"><text:tab/>Spécificités : </text:p>
      <text:p text:style-name="P1"><text:tab/><text:tab/>- pas de buste pour l'instant, le moteur de la "gorge" sera fixé sur un support. </text:p>
      <text:p text:style-name="P1"><text:tab/><text:tab/>- La partie crâne ne sera probablement pas réalisée en imprimante 3d (pièces essentiellement surfaciques sans fonctions particulières), reste à déterminer l'alternative choisie. </text:p>
      <text:p text:style-name="P1"><text:soft-page-break/><text:tab/><text:tab/>- Les caméras (yeux) permettront (dans l'idée) de suivre un mouvement, cela se traduira pour le robot par un mouvement des yeux, puis de la tête. </text:p>
      <text:p text:style-name="P1"></text:p>
      <text:p text:style-name="P6">Intégrations d'I<text:span text:style-name="T5">o</text:span>T : </text:p>
      <text:p text:style-name="P1"><text:tab/><text:tab/>- <text:span text:style-name="T5">R</text:span>econ<text:span text:style-name="T5">n</text:span>aissance faciale, suppose un flux vidéo sur le réseau</text:p>
      <text:p text:style-name="P1"><text:tab/><text:tab/>- <text:span text:style-name="T5">M</text:span>ode "slave" ou les mouvements de tête sont <text:span text:style-name="T5">contrôlés</text:span> par un utilisateur recevant ce qui est perçu par les caméras</text:p>
      <text:p text:style-name="P1"><text:tab/><text:tab/>- <text:span text:style-name="T5">I</text:span>nclure un haut-parleur qui recevrait des sons à produire depuis une machine distante.</text:p>
      <text:p text:style-name="P1"><text:tab/><text:tab/>- <text:span text:style-name="T5">U</text:span>n micro pour éventuellement ajouter de l'interactivité (IA permettant de faire des Q&amp;A simples) </text:p>
      <text:p text:style-name="P1"><text:tab/><text:tab/>- <text:span text:style-name="T5">R</text:span>eprendre l'idée de reco<text:span text:style-name="T5">nnaissance</text:span> de mouvement avec une caméra distante, qui "réveillerai<text:span text:style-name="T5">t</text:span>" le robot si il y a mouvement(déclenchant ainsi le process de suite du mouvement).</text:p>
      <text:p text:style-name="P1"></text:p>
      <text:p text:style-name="P1">Il est à noter que ces idées ne sont ni définitives ni forcément implémentables en utilisant de l'Io<text:span text:style-name="T5">T</text:span>.</text:p>
      <text:p text:style-name="P1"></text:p>
      <text:p text:style-name="P5"><text:span text:style-name="T3">À faire</text:span><text:span text:style-name="T1"> :</text:span><text:tab/></text:p>
      <text:p text:style-name="P5"><text:tab/>- Recherche du matériel de motorisation de la tête</text:p>
      <text:p text:style-name="P5"><text:tab/>- Réaliser les pièces internes <text:span text:style-name="T5">de</text:span> la tête en imprimante 3d</text:p>
      <text:p text:style-name="P5"><text:tab/>- Réaliser le crâne (moulage, encore indécis)</text:p>
      <text:p text:style-name="P5"><text:tab/>- Acheter les servos (suivant le budget) </text:p>
      <text:p text:style-name="P5"><text:tab/>- Choix (ou pas ?) des caméras</text:p>
      <text:p text:style-name="P5"><text:tab/>- Soft associé aux caméras, mettre en place le système de motion tracking.</text:p>
      <text:p text:style-name="P5"><text:tab/>- Intégration de sous système utilisant l'Io<text:span text:style-name="T5">T</text:span> (encore incertain).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éo Luy</meta:initial-creator>
    <meta:creation-date>2015-09-23T09:12:50.117946748</meta:creation-date>
    <dc:date>2015-09-23T09:35:23.678153103</dc:date>
    <dc:creator>Léo Luy</dc:creator>
    <meta:editing-duration>PT15M42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50" meta:word-count="504" meta:character-count="3015" meta:non-whitespace-character-count="2477"/>
  </office:meta>
</office:document-meta>
</file>